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97cm" svg:height="9.004cm" svg:x="9.032cm" svg:y="0.926cm">
            <draw:object draw:notify-on-update-of-ranges="Аркуш1.A1:Аркуш1.A1 Аркуш1.A2:Аркуш1.A502 Аркуш1.B1:Аркуш1.B1 Аркуш1.B2:Аркуш1.B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11.713cm" svg:x="8.976cm" svg:y="11.316cm">
            <draw:object draw:notify-on-update-of-ranges="Аркуш1.A1:Аркуш1.A1 Аркуш1.A2:Аркуш1.A502 Аркуш1.B1:Аркуш1.B1 Аркуш1.B2:Аркуш1.B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cteries</text:p>
          </table:table-cell>
          <table:table-cell office:value-type="string" calcext:value-type="string">
            <text:p>Creepers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7892" calcext:value-type="float">
            <text:p>7892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997" calcext:value-type="float">
            <text:p>8997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5167" calcext:value-type="float">
            <text:p>5167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9T12:50:40.901000000</meta:creation-date>
    <dc:date>2020-11-29T14:16:05.817000000</dc:date>
    <meta:editing-duration>PT45M13S</meta:editing-duration>
    <meta:editing-cycles>3</meta:editing-cycles>
    <meta:generator>LibreOffice/7.0.0.3$Windows_X86_64 LibreOffice_project/8061b3e9204bef6b321a21033174034a5e2ea88e</meta:generator>
    <meta:document-statistic meta:table-count="1" meta:cell-count="100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99cm" svg:y="3.954cm" style:legend-expansion="high" chart:style-name="ch2"/>
        <chart:plot-area chart:style-name="ch3" table:cell-range-address="Аркуш1.A1:Аркуш1.B502" chart:data-source-has-labels="row" svg:x="0.319cm" svg:y="0.18cm" svg:width="12.561cm" svg:height="8.645cm">
          <chart:coordinate-region svg:x="1.311cm" svg:y="0.301cm" svg:width="11.243cm" svg:height="7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Аркуш1.A2:Аркуш1.A502" chart:label-cell-address="Аркуш1.A1:Аркуш1.A1" chart:class="chart:line">
            <chart:data-point chart:repeated="501"/>
          </chart:series>
          <chart:series chart:style-name="ch7" chart:values-cell-range-address="Аркуш1.B2:Аркуш1.B502" chart:label-cell-address="Аркуш1.B1:Аркуш1.B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teries</text:p>
                <draw:g>
                  <svg:desc>Аркуш1.A1:Аркуш1.A1</svg:desc>
                </draw:g>
              </table:table-cell>
              <table:table-cell office:value-type="string">
                <text:p>Creepers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">
                <text:p>1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">
                <text:p>1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1">
                <text:p>2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">
                <text:p>2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7">
                <text:p>26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4">
                <text:p>23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">
                <text:p>10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">
                <text:p>9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">
                <text:p>8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">
                <text:p>2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4">
                <text:p>2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2">
                <text:p>3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0">
                <text:p>4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9">
                <text:p>5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">
                <text:p>5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2">
                <text:p>5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7">
                <text:p>5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7">
                <text:p>45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7">
                <text:p>38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7">
                <text:p>34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7">
                <text:p>22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9">
                <text:p>17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">
                <text:p>1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">
                <text:p>8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">
                <text:p>2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">
                <text:p>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5">
                <text:p>2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">
                <text:p>3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1">
                <text:p>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9">
                <text:p>6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7">
                <text:p>9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3">
                <text:p>12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73">
                <text:p>16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93">
                <text:p>229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64">
                <text:p>316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87">
                <text:p>388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05">
                <text:p>510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05">
                <text:p>640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92">
                <text:p>789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97">
                <text:p>8997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09">
                <text:p>9509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27">
                <text:p>10227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679">
                <text:p>9679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88">
                <text:p>7588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70">
                <text:p>6570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25">
                <text:p>482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">
                <text:p>178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">
                <text:p>56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">
                <text:p>3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">
                <text:p>3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1">
                <text:p>1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3">
                <text:p>1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">
                <text:p>2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4">
                <text:p>2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6">
                <text:p>3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7">
                <text:p>3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0">
                <text:p>4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3">
                <text:p>4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2">
                <text:p>49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4">
                <text:p>45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">
                <text:p>4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3">
                <text:p>37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">
                <text:p>3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">
                <text:p>12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">
                <text:p>9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">
                <text:p>7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">
                <text:p>5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">
                <text:p>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">
                <text:p>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">
                <text:p>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">
                <text:p>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6">
                <text:p>1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4">
                <text:p>2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5">
                <text:p>2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2">
                <text:p>3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1">
                <text:p>3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6">
                <text:p>4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2">
                <text:p>46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4">
                <text:p>47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6">
                <text:p>35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1">
                <text:p>3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">
                <text:p>22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">
                <text:p>9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7">
                <text:p>7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">
                <text:p>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4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">
                <text:p>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5">
                <text:p>1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4">
                <text:p>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6">
                <text:p>2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9">
                <text:p>2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8">
                <text:p>2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3">
                <text:p>2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8">
                <text:p>17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0">
                <text:p>1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7">
                <text:p>1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2">
                <text:p>14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">
                <text:p>1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">
                <text:p>1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2">
                <text:p>1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2">
                <text:p>1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">
                <text:p>1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5">
                <text:p>14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1">
                <text:p>14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0">
                <text:p>1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">
                <text:p>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">
                <text:p>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">
                <text:p>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">
                <text:p>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">
                <text:p>1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6">
                <text:p>2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0">
                <text:p>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3">
                <text:p>4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3">
                <text:p>5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5">
                <text:p>6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24">
                <text:p>8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02">
                <text:p>90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0">
                <text:p>9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02">
                <text:p>90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2">
                <text:p>74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3">
                <text:p>28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8">
                <text:p>17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8">
                <text:p>14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1">
                <text:p>11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">
                <text:p>9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0">
                <text:p>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6">
                <text:p>1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1">
                <text:p>1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9">
                <text:p>1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4">
                <text:p>1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3">
                <text:p>1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8">
                <text:p>1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9">
                <text:p>2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5">
                <text:p>2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0">
                <text:p>1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6">
                <text:p>1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4">
                <text:p>1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3">
                <text:p>16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2">
                <text:p>1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6">
                <text:p>1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3">
                <text:p>1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7">
                <text:p>1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8">
                <text:p>1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5">
                <text:p>1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0">
                <text:p>2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1">
                <text:p>2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7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3">
                <text:p>2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8">
                <text:p>22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4">
                <text:p>1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2">
                <text:p>2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6">
                <text:p>25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9">
                <text:p>25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6">
                <text:p>29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3">
                <text:p>29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5">
                <text:p>22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1">
                <text:p>14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">
                <text:p>6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">
                <text:p>7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3">
                <text:p>6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9">
                <text:p>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6">
                <text:p>1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2">
                <text:p>1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5">
                <text:p>1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8">
                <text:p>1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4">
                <text:p>1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6">
                <text:p>1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4">
                <text:p>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6">
                <text:p>2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8">
                <text:p>2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1">
                <text:p>2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1">
                <text:p>1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1">
                <text:p>12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8">
                <text:p>8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3">
                <text:p>7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">
                <text:p>6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5">
                <text:p>6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">
                <text:p>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">
                <text:p>1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0">
                <text:p>1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4">
                <text:p>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3">
                <text:p>2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9">
                <text:p>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6">
                <text:p>3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2">
                <text:p>3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2">
                <text:p>36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7">
                <text:p>38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2">
                <text:p>3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3">
                <text:p>34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2">
                <text:p>33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5">
                <text:p>32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4">
                <text:p>2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1">
                <text:p>39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4">
                <text:p>38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7">
                <text:p>4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1">
                <text:p>42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1">
                <text:p>18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9">
                <text:p>12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8">
                <text:p>9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0">
                <text:p>1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9">
                <text:p>1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6">
                <text:p>1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2">
                <text:p>2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8">
                <text:p>2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9">
                <text:p>2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1">
                <text:p>2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4">
                <text:p>1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3">
                <text:p>11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9">
                <text:p>1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">
                <text:p>1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8">
                <text:p>1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0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0">
                <text:p>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8">
                <text:p>1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1">
                <text:p>1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7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8">
                <text:p>1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1">
                <text:p>1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3">
                <text:p>1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6">
                <text:p>1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9">
                <text:p>2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0">
                <text:p>2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9">
                <text:p>2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5">
                <text:p>2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0">
                <text:p>1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2">
                <text:p>1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1">
                <text:p>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4">
                <text:p>8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">
                <text:p>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4">
                <text:p>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9">
                <text:p>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6">
                <text:p>1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">
                <text:p>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2">
                <text:p>1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9">
                <text:p>1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5">
                <text:p>2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17">
                <text:p>3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3">
                <text:p>3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1">
                <text:p>4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97">
                <text:p>4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41">
                <text:p>54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71">
                <text:p>57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79">
                <text:p>57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1">
                <text:p>50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9">
                <text:p>30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6">
                <text:p>2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1">
                <text:p>13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">
                <text:p>10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5">
                <text:p>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">
                <text:p>4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3">
                <text:p>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6">
                <text:p>1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3">
                <text:p>1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8">
                <text:p>1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5">
                <text:p>1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1">
                <text:p>2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8">
                <text:p>2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1">
                <text:p>2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3">
                <text:p>2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0">
                <text:p>2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5">
                <text:p>2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1">
                <text:p>22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8">
                <text:p>1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">
                <text:p>8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">
                <text:p>6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7">
                <text:p>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">
                <text:p>8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">
                <text:p>1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">
                <text:p>1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6">
                <text:p>1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7">
                <text:p>1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4">
                <text:p>1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4">
                <text:p>2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4">
                <text:p>2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4">
                <text:p>21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6">
                <text:p>2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8">
                <text:p>1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3">
                <text:p>2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7">
                <text:p>17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2">
                <text:p>1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8">
                <text:p>12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8">
                <text:p>6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1">
                <text:p>5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">
                <text:p>3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8">
                <text:p>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2">
                <text:p>1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4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7">
                <text:p>2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6">
                <text:p>3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6">
                <text:p>3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9">
                <text:p>3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8">
                <text:p>3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4">
                <text:p>29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0">
                <text:p>2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4">
                <text:p>19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0">
                <text:p>1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8">
                <text:p>1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4">
                <text:p>14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5">
                <text:p>11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8">
                <text:p>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6">
                <text:p>1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">
                <text:p>1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9">
                <text:p>1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0">
                <text:p>1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4">
                <text:p>1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2">
                <text:p>9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">
                <text:p>1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">
                <text:p>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6">
                <text:p>1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8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1">
                <text:p>1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5">
                <text:p>1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6">
                <text:p>1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2">
                <text:p>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1">
                <text:p>1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9">
                <text:p>1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4">
                <text:p>1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8">
                <text:p>2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7">
                <text:p>2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8">
                <text:p>2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3">
                <text:p>1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5">
                <text:p>21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4">
                <text:p>21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8">
                <text:p>1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6">
                <text:p>2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9">
                <text:p>1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1">
                <text:p>19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8">
                <text:p>17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4">
                <text:p>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2">
                <text:p>2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8">
                <text:p>2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0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49">
                <text:p>3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5">
                <text:p>3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4">
                <text:p>3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9">
                <text:p>20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9">
                <text:p>17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">
                <text:p>11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1">
                <text:p>11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5">
                <text:p>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8">
                <text:p>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">
                <text:p>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1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9">
                <text:p>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1">
                <text:p>1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">
                <text:p>1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3">
                <text:p>1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2">
                <text:p>2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3">
                <text:p>3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5">
                <text:p>3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72">
                <text:p>4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14">
                <text:p>5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9">
                <text:p>4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5">
                <text:p>38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6">
                <text:p>2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3">
                <text:p>11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6">
                <text:p>8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">
                <text:p>6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6">
                <text:p>5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5">
                <text:p>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8">
                <text:p>1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6">
                <text:p>1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8">
                <text:p>1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0">
                <text:p>2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4">
                <text:p>2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2">
                <text:p>342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1.714cm" xlink:href=".." xlink:type="simple" chart:class="chart:scatter" chart:style-name="ch1">
        <chart:plot-area chart:style-name="ch2" table:cell-range-address="Аркуш1.A1:Аркуш1.B502" chart:data-source-has-labels="row" svg:x="0.904cm" svg:y="0.291cm" svg:width="14.892cm" svg:height="9.878cm">
          <chart:coordinate-region svg:x="1.896cm" svg:y="0.49cm" svg:width="13.436cm" svg:height="9.032cm"/>
          <chart:axis chart:dimension="x" chart:name="primary-x" chart:style-name="ch3">
            <chart:title svg:x="7.401cm" svg:y="10.403cm" chart:style-name="ch4">
              <text:p>Pełzacze</text:p>
            </chart:title>
          </chart:axis>
          <chart:axis chart:dimension="y" chart:name="primary-y" chart:style-name="ch5">
            <chart:title svg:x="0.124cm" svg:y="6.71cm" chart:style-name="ch6">
              <text:p>Bakterie</text:p>
            </chart:title>
            <chart:grid chart:style-name="ch7" chart:class="major"/>
          </chart:axis>
          <chart:series chart:style-name="ch8" chart:values-cell-range-address="Аркуш1.B2:Аркуш1.B502" chart:label-cell-address="Аркуш1.B1:Аркуш1.B1" chart:class="chart:scatter">
            <chart:domain table:cell-range-address="Аркуш1.A2:Аркуш1.A502"/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A</text:p>
              </table:table-cell>
              <table:table-cell office:value-type="string">
                <text:p>Creepers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">
                <text:p>1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">
                <text:p>1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1">
                <text:p>2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1">
                <text:p>2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">
                <text:p>2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7">
                <text:p>26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4">
                <text:p>23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">
                <text:p>10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">
                <text:p>9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">
                <text:p>8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">
                <text:p>2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4">
                <text:p>2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2">
                <text:p>3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0">
                <text:p>4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9">
                <text:p>5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">
                <text:p>5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2">
                <text:p>5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7">
                <text:p>5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7">
                <text:p>45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7">
                <text:p>38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7">
                <text:p>34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7">
                <text:p>22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9">
                <text:p>17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">
                <text:p>1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">
                <text:p>8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">
                <text:p>2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">
                <text:p>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5">
                <text:p>2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">
                <text:p>3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1">
                <text:p>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9">
                <text:p>6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7">
                <text:p>9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3">
                <text:p>12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73">
                <text:p>16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93">
                <text:p>229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64">
                <text:p>316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87">
                <text:p>388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05">
                <text:p>510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05">
                <text:p>640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92">
                <text:p>789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97">
                <text:p>8997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09">
                <text:p>9509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27">
                <text:p>10227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679">
                <text:p>9679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88">
                <text:p>7588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70">
                <text:p>6570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25">
                <text:p>482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">
                <text:p>178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">
                <text:p>56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">
                <text:p>3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">
                <text:p>3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1">
                <text:p>1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3">
                <text:p>1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">
                <text:p>2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4">
                <text:p>2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6">
                <text:p>3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7">
                <text:p>3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0">
                <text:p>4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3">
                <text:p>4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2">
                <text:p>49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4">
                <text:p>45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">
                <text:p>4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3">
                <text:p>37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">
                <text:p>3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">
                <text:p>12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">
                <text:p>9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">
                <text:p>7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">
                <text:p>5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">
                <text:p>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">
                <text:p>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">
                <text:p>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">
                <text:p>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6">
                <text:p>1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4">
                <text:p>2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5">
                <text:p>2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2">
                <text:p>3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1">
                <text:p>3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6">
                <text:p>4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2">
                <text:p>46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4">
                <text:p>47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6">
                <text:p>35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1">
                <text:p>3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">
                <text:p>22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">
                <text:p>9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7">
                <text:p>7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">
                <text:p>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4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">
                <text:p>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5">
                <text:p>1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4">
                <text:p>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6">
                <text:p>2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9">
                <text:p>2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8">
                <text:p>2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3">
                <text:p>2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8">
                <text:p>17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0">
                <text:p>1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7">
                <text:p>1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2">
                <text:p>14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">
                <text:p>1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">
                <text:p>1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2">
                <text:p>1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2">
                <text:p>1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">
                <text:p>1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5">
                <text:p>14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1">
                <text:p>14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0">
                <text:p>1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">
                <text:p>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">
                <text:p>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">
                <text:p>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">
                <text:p>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">
                <text:p>1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6">
                <text:p>2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0">
                <text:p>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3">
                <text:p>4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3">
                <text:p>5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5">
                <text:p>6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24">
                <text:p>8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02">
                <text:p>90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0">
                <text:p>9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02">
                <text:p>90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2">
                <text:p>74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3">
                <text:p>28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8">
                <text:p>17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8">
                <text:p>14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1">
                <text:p>11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">
                <text:p>9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0">
                <text:p>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6">
                <text:p>1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1">
                <text:p>1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9">
                <text:p>1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4">
                <text:p>1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3">
                <text:p>1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8">
                <text:p>1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9">
                <text:p>20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5">
                <text:p>2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0">
                <text:p>1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6">
                <text:p>1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4">
                <text:p>1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3">
                <text:p>16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2">
                <text:p>1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6">
                <text:p>15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3">
                <text:p>1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7">
                <text:p>1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8">
                <text:p>16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5">
                <text:p>1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0">
                <text:p>2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1">
                <text:p>2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7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3">
                <text:p>2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8">
                <text:p>22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4">
                <text:p>1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2">
                <text:p>2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6">
                <text:p>25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9">
                <text:p>25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6">
                <text:p>29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3">
                <text:p>29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5">
                <text:p>22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1">
                <text:p>14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">
                <text:p>6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">
                <text:p>7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3">
                <text:p>6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9">
                <text:p>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6">
                <text:p>1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2">
                <text:p>1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5">
                <text:p>1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8">
                <text:p>1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4">
                <text:p>1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6">
                <text:p>1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4">
                <text:p>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6">
                <text:p>2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8">
                <text:p>2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1">
                <text:p>2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1">
                <text:p>1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1">
                <text:p>12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8">
                <text:p>8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3">
                <text:p>7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">
                <text:p>6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5">
                <text:p>6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">
                <text:p>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">
                <text:p>1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0">
                <text:p>1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4">
                <text:p>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3">
                <text:p>2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9">
                <text:p>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6">
                <text:p>3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2">
                <text:p>3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2">
                <text:p>36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7">
                <text:p>38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2">
                <text:p>3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3">
                <text:p>34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2">
                <text:p>33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5">
                <text:p>32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4">
                <text:p>2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1">
                <text:p>39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4">
                <text:p>38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07">
                <text:p>4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1">
                <text:p>42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1">
                <text:p>18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9">
                <text:p>12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8">
                <text:p>9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0">
                <text:p>1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9">
                <text:p>1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6">
                <text:p>1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2">
                <text:p>2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8">
                <text:p>2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9">
                <text:p>2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1">
                <text:p>2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4">
                <text:p>1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3">
                <text:p>11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9">
                <text:p>1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">
                <text:p>1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8">
                <text:p>1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0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0">
                <text:p>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8">
                <text:p>1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1">
                <text:p>1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7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8">
                <text:p>1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1">
                <text:p>1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3">
                <text:p>1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6">
                <text:p>1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9">
                <text:p>2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0">
                <text:p>2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9">
                <text:p>2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5">
                <text:p>2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0">
                <text:p>1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2">
                <text:p>1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1">
                <text:p>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4">
                <text:p>8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">
                <text:p>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4">
                <text:p>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9">
                <text:p>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6">
                <text:p>1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">
                <text:p>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2">
                <text:p>1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9">
                <text:p>1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5">
                <text:p>2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17">
                <text:p>3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3">
                <text:p>3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1">
                <text:p>4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97">
                <text:p>4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41">
                <text:p>54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71">
                <text:p>57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79">
                <text:p>57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1">
                <text:p>50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9">
                <text:p>30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6">
                <text:p>2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1">
                <text:p>13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">
                <text:p>10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5">
                <text:p>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">
                <text:p>4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3">
                <text:p>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6">
                <text:p>1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3">
                <text:p>1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8">
                <text:p>1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5">
                <text:p>1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1">
                <text:p>2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8">
                <text:p>2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1">
                <text:p>2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3">
                <text:p>2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0">
                <text:p>2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5">
                <text:p>2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1">
                <text:p>22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8">
                <text:p>1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">
                <text:p>8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">
                <text:p>6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7">
                <text:p>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">
                <text:p>8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">
                <text:p>1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">
                <text:p>1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6">
                <text:p>1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7">
                <text:p>1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4">
                <text:p>1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4">
                <text:p>2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4">
                <text:p>2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4">
                <text:p>21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6">
                <text:p>2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8">
                <text:p>1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3">
                <text:p>2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7">
                <text:p>17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2">
                <text:p>1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8">
                <text:p>12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8">
                <text:p>6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1">
                <text:p>5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">
                <text:p>3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8">
                <text:p>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2">
                <text:p>1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4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7">
                <text:p>2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6">
                <text:p>3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6">
                <text:p>3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9">
                <text:p>3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8">
                <text:p>3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4">
                <text:p>29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0">
                <text:p>2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4">
                <text:p>19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0">
                <text:p>1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8">
                <text:p>1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4">
                <text:p>14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5">
                <text:p>11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8">
                <text:p>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9">
                <text:p>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6">
                <text:p>1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">
                <text:p>1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9">
                <text:p>1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0">
                <text:p>1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4">
                <text:p>1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2">
                <text:p>9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9">
                <text:p>1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">
                <text:p>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6">
                <text:p>1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8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1">
                <text:p>1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5">
                <text:p>1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6">
                <text:p>1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2">
                <text:p>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1">
                <text:p>1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9">
                <text:p>1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4">
                <text:p>1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8">
                <text:p>2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7">
                <text:p>2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8">
                <text:p>2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3">
                <text:p>1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5">
                <text:p>21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4">
                <text:p>21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8">
                <text:p>1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6">
                <text:p>2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9">
                <text:p>1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1">
                <text:p>19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8">
                <text:p>17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4">
                <text:p>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2">
                <text:p>2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8">
                <text:p>2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0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49">
                <text:p>3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5">
                <text:p>3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4">
                <text:p>3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9">
                <text:p>20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9">
                <text:p>17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">
                <text:p>11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1">
                <text:p>11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5">
                <text:p>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8">
                <text:p>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">
                <text:p>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1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9">
                <text:p>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1">
                <text:p>1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">
                <text:p>1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3">
                <text:p>1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2">
                <text:p>2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3">
                <text:p>3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5">
                <text:p>3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72">
                <text:p>4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14">
                <text:p>5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9">
                <text:p>4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5">
                <text:p>38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6">
                <text:p>2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3">
                <text:p>11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6">
                <text:p>8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">
                <text:p>6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6">
                <text:p>5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5">
                <text:p>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8">
                <text:p>1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6">
                <text:p>1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8">
                <text:p>1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0">
                <text:p>2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4">
                <text:p>2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2">
                <text:p>342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